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542cm"/>
    </style:style>
    <style:style style:name="Tabla1.B" style:family="table-column">
      <style:table-column-properties style:column-width="4.422cm"/>
    </style:style>
    <style:style style:name="Tabla1.C" style:family="table-column">
      <style:table-column-properties style:column-width="2.875cm"/>
    </style:style>
    <style:style style:name="Tabla1.D" style:family="table-column">
      <style:table-column-properties style:column-width="5.16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ocio bbdd </text:p>
      <text:p text:style-name="Standard"/>
      <text:p text:style-name="Standard"/>
      <text:p text:style-name="Standard"/>
      <text:h text:style-name="Heading_20_2" text:outline-level="2">? MODELO RELACIONAL – COMPAÑÍA AÉREA</text:h>
      <text:h text:style-name="Heading_20_3" text:outline-level="3">? <text:span text:style-name="Strong_20_Emphasis">AEROPUERTOS Y DIRECCIÓN</text:span></text:h>
      <text:p text:style-name="Text_20_body"><text:span text:style-name="Strong_20_Emphasis">AEROPUERTO</text:span></text:p>
      <text:list xml:id="list5544971069991641206" text:style-name="L1">
        <text:list-item>
          <text:p text:style-name="P4"><text:span text:style-name="Strong_20_Emphasis">cod_IATA</text:span> <text:span text:style-name="Emphasis">(PK)</text:span></text:p>
        </text:list-item>
        <text:list-item>
          <text:p text:style-name="P4">nombre</text:p>
        </text:list-item>
        <text:list-item>
          <text:p text:style-name="P4">ciudad</text:p>
        </text:list-item>
        <text:list-item>
          <text:p text:style-name="P4">país</text:p>
        </text:list-item>
        <text:list-item>
          <text:p text:style-name="P4">superficie</text:p>
        </text:list-item>
      </text:list>
      <text:p text:style-name="Text_20_body"><text:span text:style-name="Strong_20_Emphasis">DIRECTOR_AEROPUERTO</text:span></text:p>
      <text:list xml:id="list5647701862720446385" text:style-name="L2">
        <text:list-item>
          <text:p text:style-name="P5"><text:span text:style-name="Strong_20_Emphasis">id_director</text:span> <text:span text:style-name="Emphasis">(PK)</text:span></text:p>
        </text:list-item>
        <text:list-item>
          <text:p text:style-name="P5">nombre</text:p>
        </text:list-item>
        <text:list-item>
          <text:p text:style-name="P5">apellidos</text:p>
        </text:list-item>
        <text:list-item>
          <text:p text:style-name="P5">NIF</text:p>
        </text:list-item>
        <text:list-item>
          <text:p text:style-name="P5">fecha_inicio</text:p>
        </text:list-item>
        <text:list-item>
          <text:p text:style-name="P5">fecha_fin</text:p>
        </text:list-item>
        <text:list-item>
          <text:p text:style-name="P5"><text:span text:style-name="Strong_20_Emphasis">cod_IATA</text:span> <text:span text:style-name="Emphasis">(FK → AEROPUERTO.cod_IATA)</text:span></text:p>
        </text:list-item>
      </text:list>
      <text:p text:style-name="Horizontal_20_Line"/>
      <text:h text:style-name="Heading_20_3" text:outline-level="3">? <text:span text:style-name="Strong_20_Emphasis">PASAJEROS</text:span></text:h>
      <text:p text:style-name="Text_20_body"><text:span text:style-name="Strong_20_Emphasis">PASAJERO</text:span></text:p>
      <text:list xml:id="list6486131388443651616" text:style-name="L3">
        <text:list-item>
          <text:p text:style-name="P6"><text:span text:style-name="Strong_20_Emphasis">cod_viajero</text:span> <text:span text:style-name="Emphasis">(PK)</text:span></text:p>
        </text:list-item>
        <text:list-item>
          <text:p text:style-name="P6">NIF</text:p>
        </text:list-item>
        <text:list-item>
          <text:p text:style-name="P6">nombre</text:p>
        </text:list-item>
        <text:list-item>
          <text:p text:style-name="P6">apellidos</text:p>
        </text:list-item>
        <text:list-item>
          <text:p text:style-name="P6">email</text:p>
        </text:list-item>
        <text:list-item>
          <text:p text:style-name="P6">fecha_nacimiento</text:p>
        </text:list-item>
        <text:list-item>
          <text:p text:style-name="P6">teléfono</text:p>
        </text:list-item>
      </text:list>
      <text:p text:style-name="Text_20_body"><text:span text:style-name="Strong_20_Emphasis">PASAJERO_VUELO</text:span> <text:span text:style-name="Emphasis">(relación N:M entre Pasajero y Vuelo)</text:span></text:p>
      <text:list xml:id="list5836409815694675851" text:style-name="L4">
        <text:list-item>
          <text:p text:style-name="P7"><text:span text:style-name="Strong_20_Emphasis">cod_viajero</text:span> <text:span text:style-name="Emphasis">(FK → PASAJERO.cod_viajero)</text:span></text:p>
        </text:list-item>
        <text:list-item>
          <text:p text:style-name="P7"><text:span text:style-name="Strong_20_Emphasis">id_vuelo</text:span> <text:span text:style-name="Emphasis">(FK → VUELO.id_vuelo)</text:span></text:p>
        </text:list-item>
        <text:list-item>
          <text:p text:style-name="P7">peso_facturado</text:p>
        </text:list-item>
        <text:list-item>
          <text:p text:style-name="P7"><text:soft-page-break/>precio_billete</text:p>
        </text:list-item>
        <text:list-item>
          <text:p text:style-name="P7">asiento</text:p>
        </text:list-item>
        <text:list-item>
          <text:p text:style-name="P7"><text:span text:style-name="Strong_20_Emphasis">(PK: cod_viajero, id_vuelo)</text:span></text:p>
        </text:list-item>
      </text:list>
      <text:p text:style-name="Horizontal_20_Line"/>
      <text:h text:style-name="Heading_20_3" text:outline-level="3">✈️ <text:span text:style-name="Strong_20_Emphasis">VUELOS Y AVIONES</text:span></text:h>
      <text:p text:style-name="Text_20_body"><text:span text:style-name="Strong_20_Emphasis">AVION</text:span></text:p>
      <text:list xml:id="list2222487951898651549" text:style-name="L5">
        <text:list-item>
          <text:p text:style-name="P8"><text:span text:style-name="Strong_20_Emphasis">matrícula</text:span> <text:span text:style-name="Emphasis">(PK)</text:span></text:p>
        </text:list-item>
        <text:list-item>
          <text:p text:style-name="P8">marca</text:p>
        </text:list-item>
        <text:list-item>
          <text:p text:style-name="P8">modelo</text:p>
        </text:list-item>
        <text:list-item>
          <text:p text:style-name="P8">capacidad_combustible</text:p>
        </text:list-item>
        <text:list-item>
          <text:p text:style-name="P8">plazas_totales</text:p>
        </text:list-item>
        <text:list-item>
          <text:p text:style-name="P8">plazas_primera</text:p>
        </text:list-item>
      </text:list>
      <text:p text:style-name="Text_20_body"><text:span text:style-name="Strong_20_Emphasis">VUELO</text:span></text:p>
      <text:list xml:id="list5090880799237133701" text:style-name="L6">
        <text:list-item>
          <text:p text:style-name="P9"><text:span text:style-name="Strong_20_Emphasis">id_vuelo</text:span> <text:span text:style-name="Emphasis">(PK)</text:span></text:p>
        </text:list-item>
        <text:list-item>
          <text:p text:style-name="P9"><text:span text:style-name="Strong_20_Emphasis">cod_aero_origen</text:span> <text:span text:style-name="Emphasis">(FK → AEROPUERTO.cod_IATA)</text:span></text:p>
        </text:list-item>
        <text:list-item>
          <text:p text:style-name="P9"><text:span text:style-name="Strong_20_Emphasis">cod_aero_destino</text:span> <text:span text:style-name="Emphasis">(FK → AEROPUERTO.cod_IATA)</text:span></text:p>
        </text:list-item>
        <text:list-item>
          <text:p text:style-name="P9"><text:span text:style-name="Strong_20_Emphasis">matrícula</text:span> <text:span text:style-name="Emphasis">(FK → AVION.matrícula)</text:span></text:p>
        </text:list-item>
        <text:list-item>
          <text:p text:style-name="P9">fecha_hora_salida</text:p>
        </text:list-item>
        <text:list-item>
          <text:p text:style-name="P9">fecha_hora_llegada</text:p>
        </text:list-item>
        <text:list-item>
          <text:p text:style-name="P9">carga_combustible</text:p>
        </text:list-item>
      </text:list>
      <text:p text:style-name="Horizontal_20_Line"/>
      <text:h text:style-name="Heading_20_3" text:outline-level="3">?￢ﾀﾍ✈️ <text:span text:style-name="Strong_20_Emphasis">TRABAJADORES (Generalización)</text:span></text:h>
      <text:p text:style-name="Text_20_body"><text:span text:style-name="Strong_20_Emphasis">TRABAJADOR</text:span></text:p>
      <text:list xml:id="list6562018950274933929" text:style-name="L7">
        <text:list-item>
          <text:p text:style-name="P10"><text:span text:style-name="Strong_20_Emphasis">NIF</text:span> <text:span text:style-name="Emphasis">(PK)</text:span></text:p>
        </text:list-item>
        <text:list-item>
          <text:p text:style-name="P10">nombre</text:p>
        </text:list-item>
        <text:list-item>
          <text:p text:style-name="P10">apellidos</text:p>
        </text:list-item>
        <text:list-item>
          <text:p text:style-name="P10">fecha_nacimiento</text:p>
        </text:list-item>
        <text:list-item>
          <text:p text:style-name="P10">sexo</text:p>
        </text:list-item>
        <text:list-item>
          <text:p text:style-name="P10">fecha_ingreso</text:p>
        </text:list-item>
        <text:list-item>
          <text:p text:style-name="P10">estudios</text:p>
        </text:list-item>
        <text:list-item>
          <text:p text:style-name="P10">teléfono</text:p>
        </text:list-item>
        <text:list-item>
          <text:p text:style-name="P10">num_SS</text:p>
        </text:list-item>
      </text:list>
      <text:p text:style-name="Text_20_body"><text:span text:style-name="Strong_20_Emphasis">RECOMENDACIÓN</text:span></text:p>
      <text:list xml:id="list5184132586506842788" text:style-name="L8">
        <text:list-item>
          <text:p text:style-name="P11"><text:soft-page-break/><text:span text:style-name="Strong_20_Emphasis">NIF_recomendado</text:span> <text:span text:style-name="Emphasis">(FK → TRABAJADOR.NIF)</text:span></text:p>
        </text:list-item>
        <text:list-item>
          <text:p text:style-name="P11"><text:span text:style-name="Strong_20_Emphasis">NIF_recomendador</text:span> <text:span text:style-name="Emphasis">(FK → TRABAJADOR.NIF)</text:span></text:p>
        </text:list-item>
        <text:list-item>
          <text:p text:style-name="P11">parentesco</text:p>
        </text:list-item>
        <text:list-item>
          <text:p text:style-name="P11"><text:span text:style-name="Strong_20_Emphasis">(PK: NIF_recomendado, NIF_recomendador)</text:span></text:p>
        </text:list-item>
      </text:list>
      <text:p text:style-name="Horizontal_20_Line"/>
      <text:h text:style-name="Heading_20_3" text:outline-level="3">?￢ﾀﾍ✈️ <text:span text:style-name="Strong_20_Emphasis">PILOTOS</text:span></text:h>
      <text:p text:style-name="Text_20_body"><text:span text:style-name="Strong_20_Emphasis">PILOTO</text:span></text:p>
      <text:list xml:id="list825595365301894608" text:style-name="L9">
        <text:list-item>
          <text:p text:style-name="P12"><text:span text:style-name="Strong_20_Emphasis">num_licencia</text:span> <text:span text:style-name="Emphasis">(PK)</text:span></text:p>
        </text:list-item>
        <text:list-item>
          <text:p text:style-name="P12"><text:span text:style-name="Strong_20_Emphasis">NIF</text:span> <text:span text:style-name="Emphasis">(FK → TRABAJADOR.NIF)</text:span></text:p>
        </text:list-item>
        <text:list-item>
          <text:p text:style-name="P12">horas_vuelo</text:p>
        </text:list-item>
        <text:list-item>
          <text:p text:style-name="P12">fecha_licencia</text:p>
        </text:list-item>
        <text:list-item>
          <text:p text:style-name="P12">categoría <text:span text:style-name="Emphasis">(‘Comandante’ / ‘Primer oficial’)</text:span></text:p>
        </text:list-item>
      </text:list>
      <text:p text:style-name="Text_20_body"><text:span text:style-name="Strong_20_Emphasis">VUELO_PILOTO</text:span></text:p>
      <text:list xml:id="list3009607802752381829" text:style-name="L10">
        <text:list-item>
          <text:p text:style-name="P13"><text:span text:style-name="Strong_20_Emphasis">id_vuelo</text:span> <text:span text:style-name="Emphasis">(FK → VUELO.id_vuelo)</text:span></text:p>
        </text:list-item>
        <text:list-item>
          <text:p text:style-name="P13"><text:span text:style-name="Strong_20_Emphasis">num_licencia</text:span> <text:span text:style-name="Emphasis">(FK → PILOTO.num_licencia)</text:span></text:p>
        </text:list-item>
        <text:list-item>
          <text:p text:style-name="P13">función_en_vuelo <text:span text:style-name="Emphasis">(Comandante / Primer oficial)</text:span></text:p>
        </text:list-item>
        <text:list-item>
          <text:p text:style-name="P13"><text:span text:style-name="Strong_20_Emphasis">(PK: id_vuelo, num_licencia)</text:span></text:p>
        </text:list-item>
      </text:list>
      <text:p text:style-name="Horizontal_20_Line"/>
      <text:h text:style-name="Heading_20_3" text:outline-level="3">?￢ﾀﾍ? <text:span text:style-name="Strong_20_Emphasis">AUXILIARES DE VUELO</text:span></text:h>
      <text:p text:style-name="Text_20_body"><text:span text:style-name="Strong_20_Emphasis">AUXILIAR_VUELO</text:span></text:p>
      <text:list xml:id="list2313827809209548567" text:style-name="L11">
        <text:list-item>
          <text:p text:style-name="P14"><text:span text:style-name="Strong_20_Emphasis">NIF</text:span> <text:span text:style-name="Emphasis">(FK → TRABAJADOR.NIF, PK)</text:span></text:p>
        </text:list-item>
        <text:list-item>
          <text:p text:style-name="P14">altura</text:p>
        </text:list-item>
        <text:list-item>
          <text:p text:style-name="P14">categoría <text:span text:style-name="Emphasis">(‘Sobrecargo’ / ‘Auxiliar’)</text:span></text:p>
        </text:list-item>
      </text:list>
      <text:p text:style-name="Text_20_body"><text:span text:style-name="Strong_20_Emphasis">VUELO_AUXILIAR_VUELO</text:span></text:p>
      <text:list xml:id="list1707546947649165461" text:style-name="L12">
        <text:list-item>
          <text:p text:style-name="P15"><text:span text:style-name="Strong_20_Emphasis">id_vuelo</text:span> <text:span text:style-name="Emphasis">(FK → VUELO.id_vuelo)</text:span></text:p>
        </text:list-item>
        <text:list-item>
          <text:p text:style-name="P15"><text:span text:style-name="Strong_20_Emphasis">NIF</text:span> <text:span text:style-name="Emphasis">(FK → AUXILIAR_VUELO.NIF)</text:span></text:p>
        </text:list-item>
        <text:list-item>
          <text:p text:style-name="P15"><text:span text:style-name="Strong_20_Emphasis">(PK: id_vuelo, NIF)</text:span></text:p>
        </text:list-item>
      </text:list>
      <text:p text:style-name="Horizontal_20_Line"/>
      <text:h text:style-name="Heading_20_3" text:outline-level="3">?￢ﾀﾍ♂️ <text:span text:style-name="Strong_20_Emphasis">AUXILIARES DE TIERRA</text:span></text:h>
      <text:p text:style-name="Text_20_body"><text:span text:style-name="Strong_20_Emphasis">AUXILIAR_TIERRA</text:span></text:p>
      <text:list xml:id="list1053129146153403920" text:style-name="L13">
        <text:list-item>
          <text:p text:style-name="P16"><text:span text:style-name="Strong_20_Emphasis">NIF</text:span> <text:span text:style-name="Emphasis">(FK → TRABAJADOR.NIF, PK)</text:span></text:p>
        </text:list-item>
        <text:list-item>
          <text:p text:style-name="P16">dirección</text:p>
        </text:list-item>
      </text:list>
      <text:p text:style-name="Text_20_body"><text:span text:style-name="Strong_20_Emphasis">VUELO_AUXILIAR_TIERRA</text:span></text:p>
      <text:list xml:id="list1103447806158007351" text:style-name="L14">
        <text:list-item>
          <text:p text:style-name="P17"><text:soft-page-break/><text:span text:style-name="Strong_20_Emphasis">id_vuelo</text:span> <text:span text:style-name="Emphasis">(FK → VUELO.id_vuelo)</text:span></text:p>
        </text:list-item>
        <text:list-item>
          <text:p text:style-name="P17"><text:span text:style-name="Strong_20_Emphasis">NIF</text:span> <text:span text:style-name="Emphasis">(FK → AUXILIAR_TIERRA.NIF)</text:span></text:p>
        </text:list-item>
        <text:list-item>
          <text:p text:style-name="P17">función</text:p>
        </text:list-item>
        <text:list-item>
          <text:p text:style-name="P17"><text:span text:style-name="Strong_20_Emphasis">(PK: id_vuelo, NIF)</text:span></text:p>
        </text:list-item>
      </text:list>
      <text:p text:style-name="Horizontal_20_Line"/>
      <text:h text:style-name="Heading_20_3" text:outline-level="3">? <text:span text:style-name="Strong_20_Emphasis">MECÁNICOS, HANGARES Y REVISIÓN</text:span></text:h>
      <text:p text:style-name="Text_20_body"><text:span text:style-name="Strong_20_Emphasis">MECANICO</text:span></text:p>
      <text:list xml:id="list2040390090211475771" text:style-name="L15">
        <text:list-item>
          <text:p text:style-name="P18"><text:span text:style-name="Strong_20_Emphasis">cod_mecánico</text:span> <text:span text:style-name="Emphasis">(PK)</text:span></text:p>
        </text:list-item>
        <text:list-item>
          <text:p text:style-name="P18"><text:span text:style-name="Strong_20_Emphasis">NIF</text:span> <text:span text:style-name="Emphasis">(FK → TRABAJADOR.NIF)</text:span></text:p>
        </text:list-item>
        <text:list-item>
          <text:p text:style-name="P18">especialidad</text:p>
        </text:list-item>
      </text:list>
      <text:p text:style-name="Text_20_body"><text:span text:style-name="Strong_20_Emphasis">HANGAR</text:span></text:p>
      <text:list xml:id="list7950391343557320613" text:style-name="L16">
        <text:list-item>
          <text:p text:style-name="P19"><text:span text:style-name="Strong_20_Emphasis">num_hangar</text:span> <text:span text:style-name="Emphasis">(PK)</text:span></text:p>
        </text:list-item>
        <text:list-item>
          <text:p text:style-name="P19">superficie</text:p>
        </text:list-item>
        <text:list-item>
          <text:p text:style-name="P19">descripción</text:p>
        </text:list-item>
        <text:list-item>
          <text:p text:style-name="P19"><text:span text:style-name="Strong_20_Emphasis">cod_IATA</text:span> <text:span text:style-name="Emphasis">(FK → AEROPUERTO.cod_IATA)</text:span></text:p>
        </text:list-item>
      </text:list>
      <text:p text:style-name="Text_20_body"><text:span text:style-name="Strong_20_Emphasis">PARKING</text:span></text:p>
      <text:list xml:id="list1379328322161211371" text:style-name="L17">
        <text:list-item>
          <text:p text:style-name="P20"><text:span text:style-name="Strong_20_Emphasis">num_parking</text:span> <text:span text:style-name="Emphasis">(PK compuesto: num_hangar + num_parking)</text:span></text:p>
        </text:list-item>
        <text:list-item>
          <text:p text:style-name="P20">longitud</text:p>
        </text:list-item>
        <text:list-item>
          <text:p text:style-name="P20">anchura</text:p>
        </text:list-item>
        <text:list-item>
          <text:p text:style-name="P20"><text:span text:style-name="Strong_20_Emphasis">num_hangar</text:span> <text:span text:style-name="Emphasis">(FK → HANGAR.num_hangar)</text:span></text:p>
        </text:list-item>
      </text:list>
      <text:p text:style-name="Text_20_body"><text:span text:style-name="Strong_20_Emphasis">REVISION</text:span></text:p>
      <text:list xml:id="list2639736914672779341" text:style-name="L18">
        <text:list-item>
          <text:p text:style-name="P21"><text:span text:style-name="Strong_20_Emphasis">id_revisión</text:span> <text:span text:style-name="Emphasis">(PK)</text:span></text:p>
        </text:list-item>
        <text:list-item>
          <text:p text:style-name="P21"><text:span text:style-name="Strong_20_Emphasis">matrícula</text:span> <text:span text:style-name="Emphasis">(FK → AVION.matrícula)</text:span></text:p>
        </text:list-item>
        <text:list-item>
          <text:p text:style-name="P21"><text:span text:style-name="Strong_20_Emphasis">num_hangar</text:span> <text:span text:style-name="Emphasis">(FK → HANGAR.num_hangar)</text:span></text:p>
        </text:list-item>
        <text:list-item>
          <text:p text:style-name="P21"><text:span text:style-name="Strong_20_Emphasis">num_parking</text:span> <text:span text:style-name="Emphasis">(FK → PARKING.num_parking)</text:span></text:p>
        </text:list-item>
        <text:list-item>
          <text:p text:style-name="P21"><text:span text:style-name="Strong_20_Emphasis">cod_mecánico</text:span> <text:span text:style-name="Emphasis">(FK → MECANICO.cod_mecánico)</text:span></text:p>
        </text:list-item>
        <text:list-item>
          <text:p text:style-name="P21">fecha_hora_entrada</text:p>
        </text:list-item>
        <text:list-item>
          <text:p text:style-name="P21">fecha_hora_salida</text:p>
        </text:list-item>
      </text:list>
      <text:p text:style-name="Horizontal_20_Line"/>
      <text:h text:style-name="Heading_20_3" text:outline-level="3">? <text:span text:style-name="Strong_20_Emphasis">ALOJAMIENTOS Y HOTELES</text:span></text:h>
      <text:p text:style-name="Text_20_body"><text:span text:style-name="Strong_20_Emphasis">HOTEL</text:span></text:p>
      <text:list xml:id="list864854395637560660" text:style-name="L19">
        <text:list-item>
          <text:p text:style-name="P22"><text:span text:style-name="Strong_20_Emphasis">cod_hotel</text:span> <text:span text:style-name="Emphasis">(PK)</text:span></text:p>
        </text:list-item>
        <text:list-item>
          <text:p text:style-name="P22">nombre</text:p>
        </text:list-item>
        <text:list-item>
          <text:p text:style-name="P22"><text:soft-page-break/>categoría <text:span text:style-name="Emphasis">(1–5)</text:span></text:p>
        </text:list-item>
        <text:list-item>
          <text:p text:style-name="P22">dirección</text:p>
        </text:list-item>
        <text:list-item>
          <text:p text:style-name="P22">teléfono</text:p>
        </text:list-item>
        <text:list-item>
          <text:p text:style-name="P22">num_habitaciones</text:p>
        </text:list-item>
      </text:list>
      <text:p text:style-name="Text_20_body"><text:span text:style-name="Strong_20_Emphasis">ALOJAMIENTO</text:span></text:p>
      <text:list xml:id="list8602171194220172852" text:style-name="L20">
        <text:list-item>
          <text:p text:style-name="P23"><text:span text:style-name="Strong_20_Emphasis">id_alojamiento</text:span> <text:span text:style-name="Emphasis">(PK)</text:span></text:p>
        </text:list-item>
        <text:list-item>
          <text:p text:style-name="P23"><text:span text:style-name="Strong_20_Emphasis">cod_hotel</text:span> <text:span text:style-name="Emphasis">(FK → HOTEL.cod_hotel)</text:span></text:p>
        </text:list-item>
        <text:list-item>
          <text:p text:style-name="P23"><text:span text:style-name="Strong_20_Emphasis">NIF_trabajador</text:span> <text:span text:style-name="Emphasis">(FK → TRABAJADOR.NIF)</text:span></text:p>
        </text:list-item>
        <text:list-item>
          <text:p text:style-name="P23">num_habitación</text:p>
        </text:list-item>
        <text:list-item>
          <text:p text:style-name="P23">fecha_hora_llegada</text:p>
        </text:list-item>
        <text:list-item>
          <text:p text:style-name="P23">fecha_hora_salida</text:p>
        </text:list-item>
      </text:list>
      <text:p text:style-name="Horizontal_20_Line"/>
      <text:h text:style-name="Heading_20_2" text:outline-level="2">? RELACIONES CLAVE RESUMIDAS</text:h>
      <text:list xml:id="list1285958546813658107" text:style-name="L21">
        <text:list-item>
          <text:p text:style-name="P24">Un <text:span text:style-name="Strong_20_Emphasis">Aeropuerto</text:span> tiene muchos <text:span text:style-name="Strong_20_Emphasis">Vuelos</text:span> (como origen o destino).</text:p>
        </text:list-item>
        <text:list-item>
          <text:p text:style-name="P24">Un <text:span text:style-name="Strong_20_Emphasis">Vuelo</text:span> se realiza con <text:span text:style-name="Strong_20_Emphasis">un Avión</text:span> y tiene <text:span text:style-name="Strong_20_Emphasis">muchos Pasajeros y Tripulantes</text:span>.</text:p>
        </text:list-item>
        <text:list-item>
          <text:p text:style-name="P24">Un <text:span text:style-name="Strong_20_Emphasis">Avión</text:span> puede tener varias <text:span text:style-name="Strong_20_Emphasis">Revisiones</text:span>.</text:p>
        </text:list-item>
        <text:list-item>
          <text:p text:style-name="P24">Los <text:span text:style-name="Strong_20_Emphasis">Trabajadores</text:span> pueden ser <text:span text:style-name="Strong_20_Emphasis">Pilotos, Auxiliares o Mecánicos</text:span>.</text:p>
        </text:list-item>
        <text:list-item>
          <text:p text:style-name="P24">Los <text:span text:style-name="Strong_20_Emphasis">Trabajadores</text:span> pueden <text:span text:style-name="Strong_20_Emphasis">recomendar</text:span> a otros trabajadores.</text:p>
        </text:list-item>
        <text:list-item>
          <text:p text:style-name="P24">Los <text:span text:style-name="Strong_20_Emphasis">Tripulantes</text:span> pueden tener <text:span text:style-name="Strong_20_Emphasis">alojamientos en hoteles</text:span>.</text:p>
        </text:list-item>
      </text:list>
      <text:p text:style-name="Standard"/>
      <text:p text:style-name="Standard"/>
      <text:p text:style-name="Standard"/>
      <text:p text:style-name="P1"/>
      <text:h text:style-name="Heading_20_2" text:outline-level="2">✈️ 3. Relaciones principale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Relación</text:p>
            </table:table-cell>
            <table:table-cell table:style-name="Tabla1.A1" office:value-type="string">
              <text:p text:style-name="Table_20_Heading">Entidades</text:p>
            </table:table-cell>
            <table:table-cell table:style-name="Tabla1.A1" office:value-type="string">
              <text:p text:style-name="Table_20_Heading">Cardinalidad</text:p>
            </table:table-cell>
            <table:table-cell table:style-name="Tabla1.A1" office:value-type="string">
              <text:p text:style-name="Table_20_Heading">Atributos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Tiene_origen</text:span></text:p>
          </table:table-cell>
          <table:table-cell table:style-name="Tabla1.A1" office:value-type="string">
            <text:p text:style-name="Table_20_Contents">Vuelo – Aeropuerto</text:p>
          </table:table-cell>
          <table:table-cell table:style-name="Tabla1.A1" office:value-type="string">
            <text:p text:style-name="Table_20_Contents">N:1</text:p>
          </table:table-cell>
          <table:table-cell table:style-name="Tabla1.A1" office:value-type="string">
            <text:p text:style-name="Table_20_Contents">—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Tiene_destino</text:span></text:p>
          </table:table-cell>
          <table:table-cell table:style-name="Tabla1.A1" office:value-type="string">
            <text:p text:style-name="Table_20_Contents">Vuelo – Aeropuerto</text:p>
          </table:table-cell>
          <table:table-cell table:style-name="Tabla1.A1" office:value-type="string">
            <text:p text:style-name="Table_20_Contents">N:1</text:p>
          </table:table-cell>
          <table:table-cell table:style-name="Tabla1.A1" office:value-type="string">
            <text:p text:style-name="Table_20_Contents">—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ealiza</text:span></text:p>
          </table:table-cell>
          <table:table-cell table:style-name="Tabla1.A1" office:value-type="string">
            <text:p text:style-name="Table_20_Contents">Vuelo – Avión</text:p>
          </table:table-cell>
          <table:table-cell table:style-name="Tabla1.A1" office:value-type="string">
            <text:p text:style-name="Table_20_Contents">N:1</text:p>
          </table:table-cell>
          <table:table-cell table:style-name="Tabla1.A1" office:value-type="string">
            <text:p text:style-name="Table_20_Contents">—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Tripulación</text:span></text:p>
          </table:table-cell>
          <table:table-cell table:style-name="Tabla1.A1" office:value-type="string">
            <text:p text:style-name="Table_20_Contents">Vuelo – Piloto / AuxiliarVuelo</text:p>
          </table:table-cell>
          <table:table-cell table:style-name="Tabla1.A1" office:value-type="string">
            <text:p text:style-name="Table_20_Contents">N:M</text:p>
          </table:table-cell>
          <table:table-cell table:style-name="Tabla1.A1" office:value-type="string">
            <text:p text:style-name="Table_20_Contents">función en el vuelo (Comandante, 1ºOficial, Sobrecargo, Auxiliar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asajeroVuelo</text:span></text:p>
          </table:table-cell>
          <table:table-cell table:style-name="Tabla1.A1" office:value-type="string">
            <text:p text:style-name="Table_20_Contents">Pasajero – Vuelo</text:p>
          </table:table-cell>
          <table:table-cell table:style-name="Tabla1.A1" office:value-type="string">
            <text:p text:style-name="Table_20_Contents">N:M</text:p>
          </table:table-cell>
          <table:table-cell table:style-name="Tabla1.A1" office:value-type="string">
            <text:p text:style-name="Table_20_Contents">peso_facturado, precio_billete, asient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lojamientoTripulación</text:span></text:p>
          </table:table-cell>
          <table:table-cell table:style-name="Tabla1.A1" office:value-type="string">
            <text:p text:style-name="Table_20_Contents">Tripulante – Hotel</text:p>
          </table:table-cell>
          <table:table-cell table:style-name="Tabla1.A1" office:value-type="string">
            <text:p text:style-name="Table_20_Contents">N:M</text:p>
          </table:table-cell>
          <table:table-cell table:style-name="Tabla1.A1" office:value-type="string">
            <text:p text:style-name="Table_20_Contents">num_habitación, fecha_hora_llegada, fecha_hora_salida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uxiliarTierraVuelo</text:span></text:p>
          </table:table-cell>
          <table:table-cell table:style-name="Tabla1.A1" office:value-type="string">
            <text:p text:style-name="Table_20_Contents">AuxiliarTierra – Vuelo</text:p>
          </table:table-cell>
          <table:table-cell table:style-name="Tabla1.A1" office:value-type="string">
            <text:p text:style-name="Table_20_Contents">N:M</text:p>
          </table:table-cell>
          <table:table-cell table:style-name="Tabla1.A1" office:value-type="string">
            <text:p text:style-name="Table_20_Contents">función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bicado_en</text:span></text:p>
          </table:table-cell>
          <table:table-cell table:style-name="Tabla1.A1" office:value-type="string">
            <text:p text:style-name="Table_20_Contents">Parking – Hangar</text:p>
          </table:table-cell>
          <table:table-cell table:style-name="Tabla1.A1" office:value-type="string">
            <text:p text:style-name="Table_20_Contents">N:1</text:p>
          </table:table-cell>
          <table:table-cell table:style-name="Tabla1.A1" office:value-type="string">
            <text:p text:style-name="Table_20_Contents">—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evisión</text:span></text:p>
          </table:table-cell>
          <table:table-cell table:style-name="Tabla1.A1" office:value-type="string">
            <text:p text:style-name="Table_20_Contents">Avión – Parking – Mecánico</text:p>
          </table:table-cell>
          <table:table-cell table:style-name="Tabla1.A1" office:value-type="string">
            <text:p text:style-name="Table_20_Contents">1:N:N (por revisión)</text:p>
          </table:table-cell>
          <table:table-cell table:style-name="Tabla1.A1" office:value-type="string">
            <text:p text:style-name="Table_20_Contents">fecha_hora_entrada/salida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ecomendación</text:span></text:p>
          </table:table-cell>
          <table:table-cell table:style-name="Tabla1.A1" office:value-type="string">
            <text:p text:style-name="Table_20_Contents">Trabajador – Trabajador</text:p>
          </table:table-cell>
          <table:table-cell table:style-name="Tabla1.A1" office:value-type="string">
            <text:p text:style-name="Table_20_Contents">N:M</text:p>
          </table:table-cell>
          <table:table-cell table:style-name="Tabla1.A1" office:value-type="string">
            <text:p text:style-name="Table_20_Contents">parentesc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irigidoPor</text:span></text:p>
          </table:table-cell>
          <table:table-cell table:style-name="Tabla1.A1" office:value-type="string">
            <text:p text:style-name="Table_20_Contents">Aeropuerto – DirectorAeropuerto</text:p>
          </table:table-cell>
          <table:table-cell table:style-name="Tabla1.A1" office:value-type="string">
            <text:p text:style-name="Table_20_Contents">1:N</text:p>
          </table:table-cell>
          <table:table-cell table:style-name="Tabla1.A1" office:value-type="string">
            <text:p text:style-name="Table_20_Contents">fecha_inicio, fecha_fin</text:p>
          </table:table-cell>
        </table:table-row>
      </table:table>
      <text:p text:style-name="Standard"/>
      <text:p text:style-name="Standard">Resolver problema de relacion revision </text:p>
      <text:p text:style-name="Standard"/>
      <text:p text:style-name="Text_20_body"/>
      <text:p text:style-name="Text_20_body"/>
      <text:p text:style-name="Standard">Revisión<text:line-break/>Avión — Parking — Mecánico<text:line-break/>1 : N : N<text:line-break/>(fecha_hora_entrada, fecha_hora_salida)<text:line-break/></text:p>
      <text:p text:style-name="Standard"/>
      <text:p text:style-name="Text_20_body">Esto significa que una <text:span text:style-name="Strong_20_Emphasis">revisión</text:span> implica:</text:p>
      <text:list xml:id="list2551425520097932175" text:style-name="L25">
        <text:list-item>
          <text:p text:style-name="P28">Un <text:span text:style-name="Strong_20_Emphasis">avión</text:span>,</text:p>
        </text:list-item>
        <text:list-item>
          <text:p text:style-name="P28">Un <text:span text:style-name="Strong_20_Emphasis">parking</text:span> (el lugar donde se estaciona o revisa el avión),</text:p>
        </text:list-item>
        <text:list-item>
          <text:p text:style-name="P28">Un <text:span text:style-name="Strong_20_Emphasis">mecánico</text:span>,<text:line-break/>y que hay <text:span text:style-name="Strong_20_Emphasis">múltiples mecánicos y parkings posibles por avión</text:span> (relación N:N).</text:p>
        </text:list-item>
      </text:list>
      <text:p text:style-name="Horizontal_20_Line"/>
      <text:h text:style-name="Heading_20_3" text:outline-level="3">Problema</text:h>
      <text:p text:style-name="Text_20_body">Las relaciones <text:span text:style-name="Strong_20_Emphasis">ternarias (entre 3 entidades)</text:span> son difíciles de implementar directamente en un modelo relacional (SQL).<text:line-break/>Por eso se suelen <text:span text:style-name="Strong_20_Emphasis">dividir en relaciones binarias</text:span> más simples, sin perder información.</text:p>
      <text:p text:style-name="Standard"/>
      <text:p text:style-name="P1"/>
      <text:p text:style-name="Standard"/>
      <text:h text:style-name="Heading_20_3" text:outline-level="3">Simplificación propuesta:</text:h>
      <text:p text:style-name="Text_20_body">Creamos una <text:span text:style-name="Strong_20_Emphasis">entidad intermedia</text:span> <text:span text:style-name="Source_20_Text">Revisión</text:span> que actuará como <text:span text:style-name="Strong_20_Emphasis">tabla puente</text:span> entre las tres:</text:p>
      <text:p text:style-name="Standard">Avión (id_avion, modelo, ...)<text:line-break/>Parking (id_parking, ubicación, ...)<text:line-break/>Mecánico (id_mecanico, nombre, ...)<text:line-break/><text:line-break/>Revisión (<text:line-break/> <text:s text:c="3"/>id_revision PK,<text:line-break/> <text:s text:c="3"/>id_avion FK → Avión,<text:line-break/> <text:s text:c="3"/>id_parking FK → Parking,<text:line-break/> <text:s text:c="3"/>id_mecanico FK → Mecánico,<text:line-break/> <text:s text:c="3"/>fecha_hora_entrada,<text:line-break/> <text:s text:c="3"/>fecha_hora_salida<text:line-break/>)<text:line-break/>Relaciones resultantes:</text:p>
      <text:list xml:id="list4758893176282548650" text:style-name="L26">
        <text:list-item>
          <text:p text:style-name="P29"><text:span text:style-name="Strong_20_Emphasis">Avión 1 — N Revisión</text:span> (un avión puede tener muchas revisiones)</text:p>
        </text:list-item>
        <text:list-item>
          <text:p text:style-name="P29"><text:span text:style-name="Strong_20_Emphasis">Parking 1 — N Revisión</text:span> (un parking puede recibir muchas revisiones)</text:p>
        </text:list-item>
        <text:list-item>
          <text:p text:style-name="P29"><text:span text:style-name="Strong_20_Emphasis">Mecánico 1 — N Revisión</text:span> (un mecánico puede hacer muchas revisiones)</text:p>
        </text:list-item>
      </text:list>
      <text:p text:style-name="Standard"/>
      <text:h text:style-name="P2" text:outline-level="2">? 1. Identificación de entidades principales</text:h>
      <text:p text:style-name="Text_20_body">A partir del enunciado, las <text:span text:style-name="Strong_20_Emphasis">entidades fuertes</text:span> serían:</text:p>
      <text:list xml:id="list5175747041771192620" text:style-name="L22">
        <text:list-item>
          <text:p text:style-name="P25"><text:span text:style-name="Strong_20_Emphasis">Aeropuerto</text:span></text:p>
          <text:list>
            <text:list-item>
              <text:p text:style-name="P25"><text:span text:style-name="Emphasis">Atributos:</text:span> código_IATA (PK), nombre, ciudad, país, superficie,<text:line-break/>director_actual (relación con Persona).</text:p>
            </text:list-item>
            <text:list-item>
              <text:p text:style-name="P25"><text:span text:style-name="Emphasis">Observación:</text:span> debe registrarse el historial de directores.</text:p>
            </text:list-item>
          </text:list>
        </text:list-item>
        <text:list-item>
          <text:p text:style-name="P25"><text:span text:style-name="Strong_20_Emphasis">DirectorAeropuerto</text:span> (historial de directores)</text:p>
          <text:list>
            <text:list-item>
              <text:p text:style-name="P25"><text:span text:style-name="Emphasis">Atributos:</text:span> id_director (PK), nombre, apellidos, NIF, fecha_inicio, fecha_fin.</text:p>
            </text:list-item>
            <text:list-item>
              <text:p text:style-name="P25"><text:span text:style-name="Emphasis">Relación:</text:span> (1,N) Aeropuerto–DirectorAeropuerto (un aeropuerto puede tener varios directores a lo largo del tiempo).</text:p>
            </text:list-item>
          </text:list>
        </text:list-item>
        <text:list-item>
          <text:p text:style-name="P25"><text:span text:style-name="Strong_20_Emphasis">Pasajero</text:span></text:p>
          <text:list>
            <text:list-item>
              <text:p text:style-name="P25"><text:span text:style-name="Emphasis">Atributos:</text:span> cod_viajero (PK), NIF, nombre, apellidos, email, fecha_nacimiento, teléfono.</text:p>
            </text:list-item>
          </text:list>
        </text:list-item>
        <text:list-item>
          <text:p text:style-name="P25"><text:span text:style-name="Strong_20_Emphasis">Vuelo</text:span></text:p>
          <text:list>
            <text:list-item>
              <text:p text:style-name="P25"><text:span text:style-name="Emphasis">Atributos:</text:span> id_vuelo (PK), fecha_hora_salida, fecha_hora_llegada, carga_combustible.</text:p>
            </text:list-item>
            <text:list-item>
              <text:p text:style-name="P25"><text:span text:style-name="Emphasis">Relaciones:</text:span></text:p>
              <text:list>
                <text:list-item>
                  <text:p text:style-name="P25">Aeropuerto (origen y destino)</text:p>
                </text:list-item>
                <text:list-item>
                  <text:p text:style-name="P25">Avión (realiza el vuelo)</text:p>
                </text:list-item>
                <text:list-item>
                  <text:p text:style-name="P25">Tripulación (pilotos + auxiliares)</text:p>
                </text:list-item>
                <text:list-item>
                  <text:p text:style-name="P25">Pasajeros (participan en el vuelo)</text:p>
                </text:list-item>
              </text:list>
            </text:list-item>
          </text:list>
        </text:list-item>
        <text:list-item>
          <text:p text:style-name="P25"><text:span text:style-name="Strong_20_Emphasis">Avión</text:span></text:p>
          <text:list>
            <text:list-item>
              <text:p text:style-name="P25"><text:span text:style-name="Emphasis">Atributos:</text:span> matrícula (PK), marca, modelo, capacidad_combustible, plazas_totales, plazas_1ª_clase.</text:p>
            </text:list-item>
          </text:list>
        </text:list-item>
        <text:list-item>
          <text:p text:style-name="P25"><text:span text:style-name="Strong_20_Emphasis">Hangar</text:span></text:p>
          <text:list>
            <text:list-item>
              <text:p text:style-name="P25"><text:span text:style-name="Emphasis">Atributos:</text:span> num_hangar (PK), superficie, descripción, aeropuerto (FK).</text:p>
            </text:list-item>
          </text:list>
        </text:list-item>
        <text:list-item>
          <text:p text:style-name="P25"><text:span text:style-name="Strong_20_Emphasis">Parking</text:span></text:p>
          <text:list>
            <text:list-item>
              <text:p text:style-name="P25"><text:span text:style-name="Emphasis">Atributos:</text:span> num_parking (PK compuesto: num_hangar + num_parking), longitud, anchura.</text:p>
            </text:list-item>
            <text:list-item>
              <text:p text:style-name="P25"><text:span text:style-name="Emphasis">Relación:</text:span> pertenece a un Hangar.</text:p>
            </text:list-item>
          </text:list>
        </text:list-item>
        <text:list-item>
          <text:p text:style-name="P25"><text:span text:style-name="Strong_20_Emphasis">Mecánico</text:span></text:p>
          <text:list>
            <text:list-item>
              <text:p text:style-name="P25"><text:span text:style-name="Emphasis">Atributos:</text:span> cod_mecánico (PK), NIF, nombre, apellidos, fecha_nacimiento, sexo, estudios, fecha_ingreso, teléfono, especialidad, num_SS.</text:p>
            </text:list-item>
          </text:list>
        </text:list-item>
        <text:list-item>
          <text:p text:style-name="P25"><text:span text:style-name="Strong_20_Emphasis">Revisión</text:span></text:p>
          <text:list>
            <text:list-item>
              <text:p text:style-name="P25"><text:span text:style-name="Emphasis">Atributos:</text:span> id_revisión (PK), fecha_hora_entrada, fecha_hora_salida.</text:p>
            </text:list-item>
            <text:list-item>
              <text:p text:style-name="P25"><text:span text:style-name="Emphasis">Relaciones:</text:span> Avión (revisado), Parking (donde está), Mecánico (realiza revisión).</text:p>
            </text:list-item>
          </text:list>
        </text:list-item>
        <text:list-item>
          <text:p text:style-name="P25"><text:span text:style-name="Strong_20_Emphasis">Piloto</text:span></text:p>
          <text:list>
            <text:list-item>
              <text:p text:style-name="P25"><text:soft-page-break/><text:span text:style-name="Emphasis">Atributos:</text:span> num_licencia (PK), NIF, num_SS, nombre, apellidos, teléfono, fecha_nacimiento, sexo, fecha_ingreso, estudios, horas_vuelo, fecha_licencia, categoría (Comandante o Primer oficial).</text:p>
            </text:list-item>
          </text:list>
        </text:list-item>
        <text:list-item>
          <text:p text:style-name="P25"><text:span text:style-name="Strong_20_Emphasis">AuxiliarVuelo</text:span></text:p>
          <text:list>
            <text:list-item>
              <text:p text:style-name="P25"><text:span text:style-name="Emphasis">Atributos:</text:span> NIF (PK), num_SS, nombre, apellidos, teléfono, fecha_nacimiento, sexo, estudios, altura, categoría (Auxiliar o Sobrecargo).</text:p>
            </text:list-item>
          </text:list>
        </text:list-item>
        <text:list-item>
          <text:p text:style-name="P25"><text:span text:style-name="Strong_20_Emphasis">AuxiliarTierra</text:span></text:p>
          <text:list>
            <text:list-item>
              <text:p text:style-name="P25"><text:span text:style-name="Emphasis">Atributos:</text:span> NIF (PK), nombre, apellidos, fecha_nacimiento, sexo, fecha_ingreso, estudios, teléfono, dirección, num_SS.</text:p>
            </text:list-item>
            <text:list-item>
              <text:p text:style-name="P25"><text:span text:style-name="Emphasis">Relación:</text:span> con Vuelo (qué función realiza en cada vuelo).</text:p>
            </text:list-item>
          </text:list>
        </text:list-item>
        <text:list-item>
          <text:p text:style-name="P25"><text:span text:style-name="Strong_20_Emphasis">Hotel</text:span></text:p>
          <text:list>
            <text:list-item>
              <text:p text:style-name="P25"><text:span text:style-name="Emphasis">Atributos:</text:span> cod_hotel (PK), nombre, categoría, dirección, teléfono, num_habitaciones.</text:p>
            </text:list-item>
          </text:list>
        </text:list-item>
        <text:list-item>
          <text:p text:style-name="P25"><text:span text:style-name="Strong_20_Emphasis">Alojamiento</text:span></text:p>
          <text:list>
            <text:list-item>
              <text:p text:style-name="P25"><text:span text:style-name="Emphasis">Atributos:</text:span> id_alojamiento (PK), num_habitación, fecha_hora_llegada, fecha_hora_salida.</text:p>
            </text:list-item>
            <text:list-item>
              <text:p text:style-name="P25"><text:span text:style-name="Emphasis">Relaciones:</text:span> Hotel, Tripulante (Piloto o AuxiliarVuelo).</text:p>
            </text:list-item>
          </text:list>
        </text:list-item>
        <text:list-item>
          <text:p text:style-name="P25"><text:span text:style-name="Strong_20_Emphasis">Recomendación</text:span></text:p>
          <text:list>
            <text:list-item>
              <text:p text:style-name="P25"><text:span text:style-name="Emphasis">Atributos:</text:span> id_recomendación (PK), parentesco.</text:p>
            </text:list-item>
            <text:list-item>
              <text:p text:style-name="P25"><text:span text:style-name="Emphasis">Relación:</text:span> Trabajador (recomendado y recomendador).</text:p>
            </text:list-item>
            <text:list-item>
              <text:p text:style-name="P25"><text:span text:style-name="Emphasis">Nota:</text:span> todos los trabajadores (mecánicos, pilotos, auxiliares) son “empleados”, por lo que se puede generalizar en una superentidad.</text:p>
            </text:list-item>
          </text:list>
        </text:list-item>
      </text:list>
      <text:p text:style-name="Horizontal_20_Line"/>
      <text:h text:style-name="Heading_20_2" text:outline-level="2">? 2. Generalización / especialización (EER)</text:h>
      <text:p text:style-name="Text_20_body">Crearemos una <text:span text:style-name="Strong_20_Emphasis">superentidad: TRABAJADOR</text:span> con subtipos:</text:p>
      <text:list xml:id="list2205278526363925261" text:style-name="L23">
        <text:list-item>
          <text:p text:style-name="P26">Piloto</text:p>
        </text:list-item>
        <text:list-item>
          <text:p text:style-name="P26">AuxiliarVuelo</text:p>
        </text:list-item>
        <text:list-item>
          <text:p text:style-name="P26">AuxiliarTierra</text:p>
        </text:list-item>
        <text:list-item>
          <text:p text:style-name="P26">Mecánico</text:p>
        </text:list-item>
      </text:list>
      <text:p text:style-name="Text_20_body">? <text:span text:style-name="Strong_20_Emphasis">Trabajador</text:span></text:p>
      <text:list xml:id="list5184897566750780664" text:style-name="L24">
        <text:list-item>
          <text:p text:style-name="P27"><text:span text:style-name="Emphasis">Atributos comunes:</text:span> NIF (PK), nombre, apellidos, fecha_nacimiento, sexo, fecha_ingreso, estudios, teléfono, num_SS.</text:p>
        </text:list-item>
        <text:list-item>
          <text:p text:style-name="P27"><text:span text:style-name="Emphasis">Relaciones:</text:span> puede recomendar a otro trabajador.</text:p>
        </text:list-item>
      </text:list>
      <text:p text:style-name="Text_20_body">? <text:span text:style-name="Strong_20_Emphasis">Piloto</text:span>, <text:span text:style-name="Strong_20_Emphasis">AuxiliarVuelo</text:span>, <text:span text:style-name="Strong_20_Emphasis">AuxiliarTierra</text:span>, <text:span text:style-name="Strong_20_Emphasis">Mecánico</text:span> heredan de <text:span text:style-name="Strong_20_Emphasis">Trabajador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d</meta:initial-creator>
    <meta:creation-date>2025-11-04T18:02:02.05</meta:creation-date>
    <dc:date>2025-11-05T14:45:40.55</dc:date>
    <dc:creator>DANIEL MORA</dc:creator>
    <meta:editing-duration>PT1H52M30S</meta:editing-duration>
    <meta:editing-cycles>2</meta:editing-cycles>
    <meta:generator>OpenOffice/4.1.15$Win32 OpenOffice.org_project/4115m2$Build-9813</meta:generator>
    <meta:document-statistic meta:table-count="1" meta:image-count="0" meta:object-count="0" meta:page-count="9" meta:paragraph-count="258" meta:word-count="1084" meta:character-count="7649"/>
  </office:meta>
</office:document-meta>
</file>